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4728" calcext:value-type="float">
            <text:p>108.6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9416" calcext:value-type="float">
            <text:p>106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4328" calcext:value-type="float">
            <text:p>105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8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7432" calcext:value-type="float">
            <text:p>95.2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8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7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7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7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7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7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7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0904</text:p>
          </table:table-cell>
          <table:table-cell office:value-type="string" calcext:value-type="string">
            <text:p>Horseshoe Hill Quad</text:p>
          </table:table-cell>
          <table:table-cell office:value-type="string" calcext:value-type="string">
            <text:p>196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